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4.3846in"/>
    </style:style>
    <style:style style:name="co3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images/branding/googleg/1x/googleg_standard_color_128dp.png</text:p>
          </table:table-cell>
          <table:table-cell table:formula="of:=[.A1]&amp;[.B1]" office:value-type="string" office:string-value="https://www.google.com/images/branding/googleg/1x/googleg_standard_color_128dp.png" calcext:value-type="string">
            <text:p>https://www.google.com/images/branding/googleg/1x/googleg_standard_color_128dp.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</text:p>
          </table:table-cell>
          <table:table-cell table:formula="of:=[.A2]&amp;[.B2]" office:value-type="string" office:string-value="https://www.google.com/" calcext:value-type="string">
            <text:p>https://www.google.com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gen_204?s=</text:p>
          </table:table-cell>
          <table:table-cell table:formula="of:=[.A3]&amp;[.B3]" office:value-type="string" office:string-value="https://www.google.com/gen_204?s=" calcext:value-type="string">
            <text:p>https://www.google.com/gen_204?s=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gen_204?atyp=i&amp;ei=</text:p>
          </table:table-cell>
          <table:table-cell table:formula="of:=[.A4]&amp;[.B4]" office:value-type="string" office:string-value="https://www.google.com/gen_204?atyp=i&amp;ei=" calcext:value-type="string">
            <text:p>https://www.google.com/gen_204?atyp=i&amp;ei=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xjs/_/js/</text:p>
          </table:table-cell>
          <table:table-cell table:formula="of:=[.A5]&amp;[.B5]" office:value-type="string" office:string-value="https://www.google.com/xjs/_/js/" calcext:value-type="string">
            <text:p>https://www.google.com/xjs/_/js/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widget/app/so</text:p>
          </table:table-cell>
          <table:table-cell table:formula="of:=[.A6]&amp;[.B6]" office:value-type="string" office:string-value="https://www.google.com/widget/app/so" calcext:value-type="string">
            <text:p>https://www.google.com/widget/app/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gen_204?use_corp=on&amp;</text:p>
          </table:table-cell>
          <table:table-cell table:formula="of:=[.A7]&amp;[.B7]" office:value-type="string" office:string-value="https://www.google.com/gen_204?use_corp=on&amp;" calcext:value-type="string">
            <text:p>https://www.google.com/gen_204?use_corp=on&amp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images/branding/googlelogo/2x/googlelogo_light_color_272x92dp.png</text:p>
          </table:table-cell>
          <table:table-cell table:formula="of:=[.A8]&amp;[.B8]" office:value-type="string" office:string-value="https://www.google.com/images/branding/googlelogo/2x/googlelogo_light_color_272x92dp.png" calcext:value-type="string">
            <text:p>https://www.google.com/images/branding/googlelogo/2x/googlelogo_light_color_272x92dp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search</text:p>
          </table:table-cell>
          <table:table-cell table:formula="of:=[.A9]&amp;[.B9]" office:value-type="string" office:string-value="https://www.google.com/search" calcext:value-type="string">
            <text:p>https://www.google.com/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wizrpcui/_/WizRpcUi/</text:p>
          </table:table-cell>
          <table:table-cell table:formula="of:=[.A10]&amp;[.B10]" office:value-type="string" office:string-value="https://www.google.com/wizrpcui/_/WizRpcUi/" calcext:value-type="string">
            <text:p>https://www.google.com/wizrpcui/_/WizRpcUi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wizrpcui/_/WizRpcUi</text:p>
          </table:table-cell>
          <table:table-cell table:formula="of:=[.A11]&amp;[.B11]" office:value-type="string" office:string-value="https://www.google.com/wizrpcui/_/WizRpcUi" calcext:value-type="string">
            <text:p>https://www.google.com/wizrpcui/_/WizRp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plus/v1</text:p>
          </table:table-cell>
          <table:table-cell table:formula="of:=[.A12]&amp;[.B12]" office:value-type="string" office:string-value="https://www.google.com/plus/v1" calcext:value-type="string">
            <text:p>https://www.google.com/plus/v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rpc</text:p>
          </table:table-cell>
          <table:table-cell table:formula="of:=[.A13]&amp;[.B13]" office:value-type="string" office:string-value="https://www.google.com/rpc" calcext:value-type="string">
            <text:p>https://www.google.com/r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static/proxy.html</text:p>
          </table:table-cell>
          <table:table-cell table:formula="of:=[.A14]&amp;[.B14]" office:value-type="string" office:string-value="https://www.google.com/static/proxy.html" calcext:value-type="string">
            <text:p>https://www.google.com/static/proxy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/</text:p>
          </table:table-cell>
          <table:table-cell table:formula="of:=[.A15]&amp;[.B15]" office:value-type="string" office:string-value="https://www.google.com//" calcext:value-type="string">
            <text:p>https://www.google.com/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url</text:p>
          </table:table-cell>
          <table:table-cell table:formula="of:=[.A16]&amp;[.B16]" office:value-type="string" office:string-value="https://www.google.com/url" calcext:value-type="string">
            <text:p>https://www.google.com/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rpc?pp=0</text:p>
          </table:table-cell>
          <table:table-cell table:formula="of:=[.A17]&amp;[.B17]" office:value-type="string" office:string-value="https://www.google.com/rpc?pp=0" calcext:value-type="string">
            <text:p>https://www.google.com/rpc?pp=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search?</text:p>
          </table:table-cell>
          <table:table-cell table:formula="of:=[.A18]&amp;[.B18]" office:value-type="string" office:string-value="https://www.google.com/search?" calcext:value-type="string">
            <text:p>https://www.google.com/search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_/chrome/newtab</text:p>
          </table:table-cell>
          <table:table-cell table:formula="of:=[.A19]&amp;[.B19]" office:value-type="string" office:string-value="https://www.google.com/_/chrome/newtab" calcext:value-type="string">
            <text:p>https://www.google.com/_/chrome/new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travel</text:p>
          </table:table-cell>
          <table:table-cell table:formula="of:=[.A20]&amp;[.B20]" office:value-type="string" office:string-value="https://www.google.com/travel" calcext:value-type="string">
            <text:p>https://www.google.com/tra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.</text:p>
          </table:table-cell>
          <table:table-cell table:formula="of:=[.A21]&amp;[.B21]" office:value-type="string" office:string-value="https://www.google.com/." calcext:value-type="string">
            <text:p>https://www.google.com/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gen_204</text:p>
          </table:table-cell>
          <table:table-cell table:formula="of:=[.A22]&amp;[.B22]" office:value-type="string" office:string-value="https://www.google.com/gen_204" calcext:value-type="string">
            <text:p>https://www.google.com/gen_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_/wa/</text:p>
          </table:table-cell>
          <table:table-cell table:formula="of:=[.A23]&amp;[.B23]" office:value-type="string" office:string-value="https://www.google.com/_/wa/" calcext:value-type="string">
            <text:p>https://www.google.com/_/w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gen_204?ei=</text:p>
          </table:table-cell>
          <table:table-cell table:formula="of:=[.A24]&amp;[.B24]" office:value-type="string" office:string-value="https://www.google.com/gen_204?ei=" calcext:value-type="string">
            <text:p>https://www.google.com/gen_204?ei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uviewer?</text:p>
          </table:table-cell>
          <table:table-cell table:formula="of:=[.A25]&amp;[.B25]" office:value-type="string" office:string-value="https://www.google.com/uviewer?" calcext:value-type="string">
            <text:p>https://www.google.com/uviewer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webhp</text:p>
          </table:table-cell>
          <table:table-cell table:formula="of:=[.A26]&amp;[.B26]" office:value-type="string" office:string-value="https://www.google.com/webhp" calcext:value-type="string">
            <text:p>https://www.google.com/web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aclk</text:p>
          </table:table-cell>
          <table:table-cell table:formula="of:=[.A27]&amp;[.B27]" office:value-type="string" office:string-value="https://www.google.com/aclk" calcext:value-type="string">
            <text:p>https://www.google.com/a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pagead/aclk</text:p>
          </table:table-cell>
          <table:table-cell table:formula="of:=[.A28]&amp;[.B28]" office:value-type="string" office:string-value="https://www.google.com/pagead/aclk" calcext:value-type="string">
            <text:p>https://www.google.com/pagead/a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url?sa=t&amp;source=web&amp;rct=j</text:p>
          </table:table-cell>
          <table:table-cell table:formula="of:=[.A29]&amp;[.B29]" office:value-type="string" office:string-value="https://www.google.com/url?sa=t&amp;source=web&amp;rct=j" calcext:value-type="string">
            <text:p>https://www.google.com/url?sa=t&amp;source=web&amp;rct=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blank.html#</text:p>
          </table:table-cell>
          <table:table-cell table:formula="of:=[.A30]&amp;[.B30]" office:value-type="string" office:string-value="https://www.google.com/blank.html#" calcext:value-type="string">
            <text:p>https://www.google.com/blank.html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blank.html</text:p>
          </table:table-cell>
          <table:table-cell table:formula="of:=[.A31]&amp;[.B31]" office:value-type="string" office:string-value="https://www.google.com/blank.html" calcext:value-type="string">
            <text:p>https://www.google.com/blank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lient_204?atyp=i&amp;biw=</text:p>
          </table:table-cell>
          <table:table-cell table:formula="of:=[.A32]&amp;[.B32]" office:value-type="string" office:string-value="https://www.google.com/client_204?atyp=i&amp;biw=" calcext:value-type="string">
            <text:p>https://www.google.com/client_204?atyp=i&amp;biw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omplete/search</text:p>
          </table:table-cell>
          <table:table-cell table:formula="of:=[.A33]&amp;[.B33]" office:value-type="string" office:string-value="https://www.google.com/complete/search" calcext:value-type="string">
            <text:p>https://www.google.com/complete/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omplete/deleteitems?</text:p>
          </table:table-cell>
          <table:table-cell table:formula="of:=[.A34]&amp;[.B34]" office:value-type="string" office:string-value="https://www.google.com/complete/deleteitems?" calcext:value-type="string">
            <text:p>https://www.google.com/complete/deleteitem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lient_streamz/lens_search/lens_tool_missing_dependencies</text:p>
          </table:table-cell>
          <table:table-cell table:formula="of:=[.A35]&amp;[.B35]" office:value-type="string" office:string-value="https://www.google.com/client_streamz/lens_search/lens_tool_missing_dependencies" calcext:value-type="string">
            <text:p>https://www.google.com/client_streamz/lens_search/lens_tool_missing_depend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lient_streamz/lens_search/lens_tool_missing_insertion_point</text:p>
          </table:table-cell>
          <table:table-cell table:formula="of:=[.A36]&amp;[.B36]" office:value-type="string" office:string-value="https://www.google.com/client_streamz/lens_search/lens_tool_missing_insertion_point" calcext:value-type="string">
            <text:p>https://www.google.com/client_streamz/lens_search/lens_tool_missing_insertion_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lient_streamz/lens_search/lens_tool_missing_client_adapter_controller</text:p>
          </table:table-cell>
          <table:table-cell table:formula="of:=[.A37]&amp;[.B37]" office:value-type="string" office:string-value="https://www.google.com/client_streamz/lens_search/lens_tool_missing_client_adapter_controller" calcext:value-type="string">
            <text:p>https://www.google.com/client_streamz/lens_search/lens_tool_missing_client_adapter_contro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lient_streamz/lens_search/image_processor_input_file_size</text:p>
          </table:table-cell>
          <table:table-cell table:formula="of:=[.A38]&amp;[.B38]" office:value-type="string" office:string-value="https://www.google.com/client_streamz/lens_search/image_processor_input_file_size" calcext:value-type="string">
            <text:p>https://www.google.com/client_streamz/lens_search/image_processor_input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lient_streamz/lens_search/image_processor_processed_file_size</text:p>
          </table:table-cell>
          <table:table-cell table:formula="of:=[.A39]&amp;[.B39]" office:value-type="string" office:string-value="https://www.google.com/client_streamz/lens_search/image_processor_processed_file_size" calcext:value-type="string">
            <text:p>https://www.google.com/client_streamz/lens_search/image_processor_processed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lient_streamz/lens_search/image_processor_output_file_size</text:p>
          </table:table-cell>
          <table:table-cell table:formula="of:=[.A40]&amp;[.B40]" office:value-type="string" office:string-value="https://www.google.com/client_streamz/lens_search/image_processor_output_file_size" calcext:value-type="string">
            <text:p>https://www.google.com/client_streamz/lens_search/image_processor_output_file_si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google.internal.onegoogle.asyncdata.v1.AsyncDataService/GetAsyncData</text:p>
          </table:table-cell>
          <table:table-cell table:formula="of:=[.A41]&amp;[.B41]" office:value-type="string" office:string-value="https://www.google.com/google.internal.onegoogle.asyncdata.v1.AsyncDataService/GetAsyncData" calcext:value-type="string">
            <text:p>https://www.google.com/google.internal.onegoogle.asyncdata.v1.AsyncDataService/GetAsync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google.internal.onegoogle.asyncdata.v1.AsyncDataService/ReportState</text:p>
          </table:table-cell>
          <table:table-cell table:formula="of:=[.A42]&amp;[.B42]" office:value-type="string" office:string-value="https://www.google.com/google.internal.onegoogle.asyncdata.v1.AsyncDataService/ReportState" calcext:value-type="string">
            <text:p>https://www.google.com/google.internal.onegoogle.asyncdata.v1.AsyncDataService/Report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k=</text:p>
          </table:table-cell>
          <table:table-cell table:formula="of:=[.A43]&amp;[.B43]" office:value-type="string" office:string-value="https://www.google.com/k=" calcext:value-type="string">
            <text:p>https://www.google.com/k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m=</text:p>
          </table:table-cell>
          <table:table-cell table:formula="of:=[.A44]&amp;[.B44]" office:value-type="string" office:string-value="https://www.google.com/m=" calcext:value-type="string">
            <text:p>https://www.google.com/m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exm=</text:p>
          </table:table-cell>
          <table:table-cell table:formula="of:=[.A45]&amp;[.B45]" office:value-type="string" office:string-value="https://www.google.com/exm=" calcext:value-type="string">
            <text:p>https://www.google.com/exm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rt=j/sv=1/d=1/ed=1</text:p>
          </table:table-cell>
          <table:table-cell table:formula="of:=[.A46]&amp;[.B46]" office:value-type="string" office:string-value="https://www.google.com/rt=j/sv=1/d=1/ed=1" calcext:value-type="string">
            <text:p>https://www.google.com/rt=j/sv=1/d=1/ed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am=</text:p>
          </table:table-cell>
          <table:table-cell table:formula="of:=[.A47]&amp;[.B47]" office:value-type="string" office:string-value="https://www.google.com/am=" calcext:value-type="string">
            <text:p>https://www.google.com/am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rs=</text:p>
          </table:table-cell>
          <table:table-cell table:formula="of:=[.A48]&amp;[.B48]" office:value-type="string" office:string-value="https://www.google.com/rs=" calcext:value-type="string">
            <text:p>https://www.google.com/rs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t=</text:p>
          </table:table-cell>
          <table:table-cell table:formula="of:=[.A49]&amp;[.B49]" office:value-type="string" office:string-value="https://www.google.com/t=" calcext:value-type="string">
            <text:p>https://www.google.com/t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b=</text:p>
          </table:table-cell>
          <table:table-cell table:formula="of:=[.A50]&amp;[.B50]" office:value-type="string" office:string-value="https://www.google.com/cb=" calcext:value-type="string">
            <text:p>https://www.google.com/cb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amp</text:p>
          </table:table-cell>
          <table:table-cell table:formula="of:=[.A51]&amp;[.B51]" office:value-type="string" office:string-value="https://www.google.com/amp" calcext:value-type="string">
            <text:p>https://www.google.com/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sorry/index?</text:p>
          </table:table-cell>
          <table:table-cell table:formula="of:=[.A52]&amp;[.B52]" office:value-type="string" office:string-value="https://www.google.com/sorry/index?" calcext:value-type="string">
            <text:p>https://www.google.com/sorry/inde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async/</text:p>
          </table:table-cell>
          <table:table-cell table:formula="of:=[.A53]&amp;[.B53]" office:value-type="string" office:string-value="https://www.google.com/async/" calcext:value-type="string">
            <text:p>https://www.google.com/async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feed-api/async/</text:p>
          </table:table-cell>
          <table:table-cell table:formula="of:=[.A54]&amp;[.B54]" office:value-type="string" office:string-value="https://www.google.com/feed-api/async/" calcext:value-type="string">
            <text:p>https://www.google.com/feed-api/async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client_204?cs=</text:p>
          </table:table-cell>
          <table:table-cell table:formula="of:=[.A55]&amp;[.B55]" office:value-type="string" office:string-value="https://www.google.com/client_204?cs=" calcext:value-type="string">
            <text:p>https://www.google.com/client_204?cs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/lh3.</text:p>
          </table:table-cell>
          <table:table-cell table:formula="of:=[.A56]&amp;[.B56]" office:value-type="string" office:string-value="https://www.google.com//lh3." calcext:value-type="string">
            <text:p>https://www.google.com//lh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/www.gstatic.com/ui/v1/activityindicator/loading</text:p>
          </table:table-cell>
          <table:table-cell table:formula="of:=[.A57]&amp;[.B57]" office:value-type="string" office:string-value="https://www.google.com//www.gstatic.com/ui/v1/activityindicator/loading" calcext:value-type="string">
            <text:p>https://www.google.com//www.gstatic.com/ui/v1/activityindicator/loadin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<text:a xlink:href="https://www.google.com/" xlink:type="simple">https://www.google.com</text:a></text:p>
          </table:table-cell>
          <table:table-cell table:style-name="ce4" office:value-type="string" calcext:value-type="string">
            <text:p>/doodles/</text:p>
          </table:table-cell>
          <table:table-cell table:style-name="ce2" table:formula="of:=[.A58]&amp;[.B58]" office:value-type="string" office:string-value="https://www.google.com/doodles/" calcext:value-type="string">
            <text:p>https://www.google.com/doodles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/preferences</text:p>
          </table:table-cell>
          <table:table-cell table:formula="of:=[.A59]&amp;[.B59]" office:value-type="string" office:string-value="https://www.google.com/preferences" calcext:value-type="string">
            <text:p>https://www.google.com/preferen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</text:p>
          </table:table-cell>
          <table:table-cell table:formula="of:=[.A60]&amp;[.B60]" office:value-type="string" office:string-value="https://www.google.com/preferences/" calcext:value-type="string">
            <text:p>https://www.google.com/preferenc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webhp</text:p>
          </table:table-cell>
          <table:table-cell table:formula="of:=[.A61]&amp;[.B61]" office:value-type="string" office:string-value="https://www.google.com/preferences/webhp" calcext:value-type="string">
            <text:p>https://www.google.com/preferences/web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gen_204?use_corp=on&amp;</text:p>
          </table:table-cell>
          <table:table-cell table:formula="of:=[.A62]&amp;[.B62]" office:value-type="string" office:string-value="https://www.google.com/preferences/gen_204?use_corp=on&amp;" calcext:value-type="string">
            <text:p>https://www.google.com/preferences/gen_204?use_corp=on&amp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history/optout?hl=en-IR</text:p>
          </table:table-cell>
          <table:table-cell table:formula="of:=[.A63]&amp;[.B63]" office:value-type="string" office:string-value="https://www.google.com/preferences/history/optout?hl=en-IR" calcext:value-type="string">
            <text:p>https://www.google.com/preferences/history/optout?hl=en-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wizrpcui/_/WizRpcUi/</text:p>
          </table:table-cell>
          <table:table-cell table:formula="of:=[.A64]&amp;[.B64]" office:value-type="string" office:string-value="https://www.google.com/preferences/wizrpcui/_/WizRpcUi/" calcext:value-type="string">
            <text:p>https://www.google.com/preferences/wizrpcui/_/WizRpcUi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wizrpcui/_/WizRpcUi</text:p>
          </table:table-cell>
          <table:table-cell table:formula="of:=[.A65]&amp;[.B65]" office:value-type="string" office:string-value="https://www.google.com/preferences/wizrpcui/_/WizRpcUi" calcext:value-type="string">
            <text:p>https://www.google.com/preferences/wizrpcui/_/WizRp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plus/v1</text:p>
          </table:table-cell>
          <table:table-cell table:formula="of:=[.A66]&amp;[.B66]" office:value-type="string" office:string-value="https://www.google.com/preferences/plus/v1" calcext:value-type="string">
            <text:p>https://www.google.com/preferences/plus/v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rpc</text:p>
          </table:table-cell>
          <table:table-cell table:formula="of:=[.A67]&amp;[.B67]" office:value-type="string" office:string-value="https://www.google.com/preferences/rpc" calcext:value-type="string">
            <text:p>https://www.google.com/preferences/r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static/proxy.html</text:p>
          </table:table-cell>
          <table:table-cell table:formula="of:=[.A68]&amp;[.B68]" office:value-type="string" office:string-value="https://www.google.com/preferences/static/proxy.html" calcext:value-type="string">
            <text:p>https://www.google.com/preferences/static/proxy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/</text:p>
          </table:table-cell>
          <table:table-cell table:formula="of:=[.A69]&amp;[.B69]" office:value-type="string" office:string-value="https://www.google.com/preferences//" calcext:value-type="string">
            <text:p>https://www.google.com/preferences/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url</text:p>
          </table:table-cell>
          <table:table-cell table:formula="of:=[.A70]&amp;[.B70]" office:value-type="string" office:string-value="https://www.google.com/preferences/url" calcext:value-type="string">
            <text:p>https://www.google.com/preferences/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rpc?pp=0</text:p>
          </table:table-cell>
          <table:table-cell table:formula="of:=[.A71]&amp;[.B71]" office:value-type="string" office:string-value="https://www.google.com/preferences/rpc?pp=0" calcext:value-type="string">
            <text:p>https://www.google.com/preferences/rpc?pp=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aloha_form_properties?productId=</text:p>
          </table:table-cell>
          <table:table-cell table:formula="of:=[.A72]&amp;[.B72]" office:value-type="string" office:string-value="https://www.google.com/preferences/aloha_form_properties?productId=" calcext:value-type="string">
            <text:p>https://www.google.com/preferences/aloha_form_properties?productId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main_light_binary.js</text:p>
          </table:table-cell>
          <table:table-cell table:formula="of:=[.A73]&amp;[.B73]" office:value-type="string" office:string-value="https://www.google.com/preferences/main_light_binary.js" calcext:value-type="string">
            <text:p>https://www.google.com/preferences/main_light_binary.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main_binary__</text:p>
          </table:table-cell>
          <table:table-cell table:formula="of:=[.A74]&amp;[.B74]" office:value-type="string" office:string-value="https://www.google.com/preferences/main_binary__" calcext:value-type="string">
            <text:p>https://www.google.com/preferences/main_binary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/www.google.com/tools/feedback</text:p>
          </table:table-cell>
          <table:table-cell table:formula="of:=[.A75]&amp;[.B75]" office:value-type="string" office:string-value="https://www.google.com/preferences//www.google.com/tools/feedback" calcext:value-type="string">
            <text:p>https://www.google.com/preferences//www.google.com/tools/feed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load.js?</text:p>
          </table:table-cell>
          <table:table-cell table:formula="of:=[.A76]&amp;[.B76]" office:value-type="string" office:string-value="https://www.google.com/preferences/load.js?" calcext:value-type="string">
            <text:p>https://www.google.com/preferences/load.j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setpref</text:p>
          </table:table-cell>
          <table:table-cell table:formula="of:=[.A77]&amp;[.B77]" office:value-type="string" office:string-value="https://www.google.com/preferences/setpref" calcext:value-type="string">
            <text:p>https://www.google.com/preferences/setp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gen_204?atyp=i&amp;ct=</text:p>
          </table:table-cell>
          <table:table-cell table:formula="of:=[.A78]&amp;[.B78]" office:value-type="string" office:string-value="https://www.google.com/preferences/gen_204?atyp=i&amp;ct=" calcext:value-type="string">
            <text:p>https://www.google.com/preferences/gen_204?atyp=i&amp;ct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search</text:p>
          </table:table-cell>
          <table:table-cell table:formula="of:=[.A79]&amp;[.B79]" office:value-type="string" office:string-value="https://www.google.com/preferences/search" calcext:value-type="string">
            <text:p>https://www.google.com/preferences/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_/chrome/newtab</text:p>
          </table:table-cell>
          <table:table-cell table:formula="of:=[.A80]&amp;[.B80]" office:value-type="string" office:string-value="https://www.google.com/preferences/_/chrome/newtab" calcext:value-type="string">
            <text:p>https://www.google.com/preferences/_/chrome/new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xjs/_/js/</text:p>
          </table:table-cell>
          <table:table-cell table:formula="of:=[.A81]&amp;[.B81]" office:value-type="string" office:string-value="https://www.google.com/preferences/xjs/_/js/" calcext:value-type="string">
            <text:p>https://www.google.com/preferences/xjs/_/j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gen_204?atyp=i&amp;ei=</text:p>
          </table:table-cell>
          <table:table-cell table:formula="of:=[.A82]&amp;[.B82]" office:value-type="string" office:string-value="https://www.google.com/preferences/gen_204?atyp=i&amp;ei=" calcext:value-type="string">
            <text:p>https://www.google.com/preferences/gen_204?atyp=i&amp;ei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travel</text:p>
          </table:table-cell>
          <table:table-cell table:formula="of:=[.A83]&amp;[.B83]" office:value-type="string" office:string-value="https://www.google.com/preferences/travel" calcext:value-type="string">
            <text:p>https://www.google.com/preferences/tra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blank.html</text:p>
          </table:table-cell>
          <table:table-cell table:formula="of:=[.A84]&amp;[.B84]" office:value-type="string" office:string-value="https://www.google.com/preferences/blank.html" calcext:value-type="string">
            <text:p>https://www.google.com/preferences/blank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.</text:p>
          </table:table-cell>
          <table:table-cell table:formula="of:=[.A85]&amp;[.B85]" office:value-type="string" office:string-value="https://www.google.com/preferences/." calcext:value-type="string">
            <text:p>https://www.google.com/preferences/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gen_204</text:p>
          </table:table-cell>
          <table:table-cell table:formula="of:=[.A86]&amp;[.B86]" office:value-type="string" office:string-value="https://www.google.com/preferences/gen_204" calcext:value-type="string">
            <text:p>https://www.google.com/preferences/gen_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_/wa/</text:p>
          </table:table-cell>
          <table:table-cell table:formula="of:=[.A87]&amp;[.B87]" office:value-type="string" office:string-value="https://www.google.com/preferences/_/wa/" calcext:value-type="string">
            <text:p>https://www.google.com/preferences/_/w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gen_204?ei=</text:p>
          </table:table-cell>
          <table:table-cell table:formula="of:=[.A88]&amp;[.B88]" office:value-type="string" office:string-value="https://www.google.com/preferences/gen_204?ei=" calcext:value-type="string">
            <text:p>https://www.google.com/preferences/gen_204?ei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uviewer?</text:p>
          </table:table-cell>
          <table:table-cell table:formula="of:=[.A89]&amp;[.B89]" office:value-type="string" office:string-value="https://www.google.com/preferences/uviewer?" calcext:value-type="string">
            <text:p>https://www.google.com/preferences/uviewer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search?</text:p>
          </table:table-cell>
          <table:table-cell table:formula="of:=[.A90]&amp;[.B90]" office:value-type="string" office:string-value="https://www.google.com/preferences/search?" calcext:value-type="string">
            <text:p>https://www.google.com/preferences/search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aclk</text:p>
          </table:table-cell>
          <table:table-cell table:formula="of:=[.A91]&amp;[.B91]" office:value-type="string" office:string-value="https://www.google.com/preferences/aclk" calcext:value-type="string">
            <text:p>https://www.google.com/preferences/a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pagead/aclk</text:p>
          </table:table-cell>
          <table:table-cell table:formula="of:=[.A92]&amp;[.B92]" office:value-type="string" office:string-value="https://www.google.com/preferences/pagead/aclk" calcext:value-type="string">
            <text:p>https://www.google.com/preferences/pagead/a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url?sa=t&amp;source=web&amp;rct=j</text:p>
          </table:table-cell>
          <table:table-cell table:formula="of:=[.A93]&amp;[.B93]" office:value-type="string" office:string-value="https://www.google.com/preferences/url?sa=t&amp;source=web&amp;rct=j" calcext:value-type="string">
            <text:p>https://www.google.com/preferences/url?sa=t&amp;source=web&amp;rct=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blank.html#</text:p>
          </table:table-cell>
          <table:table-cell table:formula="of:=[.A94]&amp;[.B94]" office:value-type="string" office:string-value="https://www.google.com/preferences/blank.html#" calcext:value-type="string">
            <text:p>https://www.google.com/preferences/blank.html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/ssl.gstatic.com/ui/v1/icons/common/x_8px.png</text:p>
          </table:table-cell>
          <table:table-cell table:formula="of:=[.A95]&amp;[.B95]" office:value-type="string" office:string-value="https://www.google.com/preferences//ssl.gstatic.com/ui/v1/icons/common/x_8px.png" calcext:value-type="string">
            <text:p>https://www.google.com/preferences//ssl.gstatic.com/ui/v1/icons/common/x_8px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k=</text:p>
          </table:table-cell>
          <table:table-cell table:formula="of:=[.A96]&amp;[.B96]" office:value-type="string" office:string-value="https://www.google.com/preferences/k=" calcext:value-type="string">
            <text:p>https://www.google.com/preferences/k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m=</text:p>
          </table:table-cell>
          <table:table-cell table:formula="of:=[.A97]&amp;[.B97]" office:value-type="string" office:string-value="https://www.google.com/preferences/m=" calcext:value-type="string">
            <text:p>https://www.google.com/preferences/m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exm=</text:p>
          </table:table-cell>
          <table:table-cell table:formula="of:=[.A98]&amp;[.B98]" office:value-type="string" office:string-value="https://www.google.com/preferences/exm=" calcext:value-type="string">
            <text:p>https://www.google.com/preferences/exm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rt=j/sv=1/d=1/ed=1</text:p>
          </table:table-cell>
          <table:table-cell table:formula="of:=[.A99]&amp;[.B99]" office:value-type="string" office:string-value="https://www.google.com/preferences/rt=j/sv=1/d=1/ed=1" calcext:value-type="string">
            <text:p>https://www.google.com/preferences/rt=j/sv=1/d=1/ed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am=</text:p>
          </table:table-cell>
          <table:table-cell table:formula="of:=[.A100]&amp;[.B100]" office:value-type="string" office:string-value="https://www.google.com/preferences/am=" calcext:value-type="string">
            <text:p>https://www.google.com/preferences/am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rs=</text:p>
          </table:table-cell>
          <table:table-cell table:formula="of:=[.A101]&amp;[.B101]" office:value-type="string" office:string-value="https://www.google.com/preferences/rs=" calcext:value-type="string">
            <text:p>https://www.google.com/preferences/rs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t=</text:p>
          </table:table-cell>
          <table:table-cell table:formula="of:=[.A102]&amp;[.B102]" office:value-type="string" office:string-value="https://www.google.com/preferences/t=" calcext:value-type="string">
            <text:p>https://www.google.com/preferences/t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google.com/preferences" xlink:type="simple">https://www.google.com/preferences</text:a></text:p>
          </table:table-cell>
          <table:table-cell office:value-type="string" calcext:value-type="string">
            <text:p>/cb=</text:p>
          </table:table-cell>
          <table:table-cell table:formula="of:=[.A103]&amp;[.B103]" office:value-type="string" office:string-value="https://www.google.com/preferences/cb=" calcext:value-type="string">
            <text:p>https://www.google.com/preferences/cb=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4:54:24.2168859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7:20:46.144983351</meta:creation-date>
    <dc:date>2023-09-07T17:31:51.011309823</dc:date>
    <meta:editing-duration>PT3H43M6S</meta:editing-duration>
    <meta:editing-cycles>4</meta:editing-cycles>
    <meta:generator>LibreOffice/7.5.5.2$Linux_X86_64 LibreOffice_project/50$Build-2</meta:generator>
    <meta:document-statistic meta:table-count="1" meta:cell-count="325" meta:object-count="0"/>
  </office:meta>
</office:document-meta>
</file>